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 style:master-page-name="Standard">
      <style:table-properties style:width="25.7cm" style:page-number="auto" table:align="margins" style:writing-mode="lr-tb"/>
    </style:style>
    <style:style style:name="Table2.A" style:family="table-column">
      <style:table-column-properties style:column-width="11.509cm" style:rel-column-width="29349*"/>
    </style:style>
    <style:style style:name="Table2.B" style:family="table-column">
      <style:table-column-properties style:column-width="2.778cm" style:rel-column-width="7084*"/>
    </style:style>
    <style:style style:name="Table2.C" style:family="table-column">
      <style:table-column-properties style:column-width="11.412cm" style:rel-column-width="29102*"/>
    </style:style>
    <style:style style:name="Table2.1" style:family="table-row">
      <style:table-row-properties style:min-row-height="0.212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1pt" officeooo:paragraph-rsid="00034af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055d7a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paragraph-rsid="000711a1" style:font-size-asian="11pt" style:font-size-complex="11pt"/>
    </style:style>
    <style:style style:name="P4" style:family="paragraph" style:parent-style-name="Standard">
      <style:paragraph-properties fo:line-height="150%"/>
      <style:text-properties style:text-underline-style="solid" style:text-underline-width="auto" style:text-underline-color="font-color" officeooo:paragraph-rsid="00055d7a"/>
    </style:style>
    <style:style style:name="P5" style:family="paragraph" style:parent-style-name="Standard">
      <style:paragraph-properties fo:line-height="150%"/>
      <style:text-properties style:text-underline-style="solid" style:text-underline-width="auto" style:text-underline-color="font-color" officeooo:paragraph-rsid="000c5197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055d7a"/>
    </style:style>
    <style:style style:name="P7" style:family="paragraph" style:parent-style-name="Standard">
      <style:paragraph-properties fo:text-align="center" style:justify-single-word="false"/>
      <style:text-properties officeooo:paragraph-rsid="00034af0"/>
    </style:style>
    <style:style style:name="P8" style:family="paragraph" style:parent-style-name="Standard">
      <style:paragraph-properties fo:text-align="center" style:justify-single-word="false"/>
      <style:text-properties officeooo:paragraph-rsid="0007c81e"/>
    </style:style>
    <style:style style:name="P9" style:family="paragraph" style:parent-style-name="Standard">
      <style:paragraph-properties fo:line-height="150%"/>
      <style:text-properties officeooo:paragraph-rsid="0003cb67"/>
    </style:style>
    <style:style style:name="P10" style:family="paragraph" style:parent-style-name="Standard">
      <style:paragraph-properties fo:line-height="150%"/>
      <style:text-properties officeooo:paragraph-rsid="00055d7a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paragraph-rsid="00034af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paragraph-rsid="00055d7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officeooo:paragraph-rsid="00034af0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055d7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paragraph-properties fo:line-height="150%"/>
      <style:text-properties officeooo:paragraph-rsid="00115a66"/>
    </style:style>
    <style:style style:name="P17" style:family="paragraph" style:parent-style-name="Standard">
      <style:text-properties style:text-underline-style="solid" style:text-underline-width="auto" style:text-underline-color="font-color" officeooo:paragraph-rsid="0003cb67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cb67"/>
    </style:style>
    <style:style style:name="T3" style:family="text">
      <style:text-properties style:text-underline-style="solid" style:text-underline-width="auto" style:text-underline-color="font-color" officeooo:rsid="000d53d5"/>
    </style:style>
    <style:style style:name="T4" style:family="text">
      <style:text-properties style:text-underline-style="solid" style:text-underline-width="auto" style:text-underline-color="font-color" officeooo:rsid="00105df7"/>
    </style:style>
    <style:style style:name="T5" style:family="text">
      <style:text-properties style:text-underline-style="solid" style:text-underline-width="auto" style:text-underline-color="font-color" officeooo:rsid="00115a66"/>
    </style:style>
    <style:style style:name="T6" style:family="text">
      <style:text-properties officeooo:rsid="0007c81e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05d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IMPRESO DE PERTENENCIA A <text:span text:style-name="T6">LA ASOCIACIÓN</text:span></text:p>
            <text:p text:style-name="P11">CLUB DE ROBÓTICA-MECATRÓNICA</text:p>
            <text:p text:style-name="P13">DE LA UNIVERSIDAD AUTÓNOMA DE MADRID</text:p>
            <text:p text:style-name="P1"/>
            <text:p text:style-name="P3">Las personas cuyos datos se complementan a continuación</text:p>
            <text:p text:style-name="P3">acreditan su deseo de pertenecer al Club de Robótica-Mecatrónica.</text:p>
            <text:p text:style-name="P5">____________________________________________________</text:p>
            <text:p text:style-name="P9"><text:span text:style-name="T1">Nombre </text:span><text:span text:style-name="T2">y apellidos:</text:span> .......................................................................</text:p>
            <text:p text:style-name="P9"><text:span text:style-name="T1">E-mail:</text:span> ...........................................................................................</text:p>
            <text:p text:style-name="P16"><text:span text:style-name="T1">DNI:</text:span> .................... <text:span text:style-name="T5">Cursa</text:span><text:span text:style-name="T4">:</text:span><text:span text:style-name="T8"> .....................................</text:span> <text:span text:style-name="T3">Fecha</text:span><text:span text:style-name="T1">:</text:span> .............</text:p>
            <text:p text:style-name="P9"><text:span text:style-name="T1">Firma del solicitante:</text:span><text:tab/><text:tab/><text:tab/><text:span text:style-name="T1">Firma del responsable:</text:span></text:p>
            <text:p text:style-name="P17"/>
            <text:p text:style-name="P17"/>
            <text:p text:style-name="P4">____________________________________________________</text:p>
            <text:p text:style-name="P10"><text:span text:style-name="T1">Nombre </text:span><text:span text:style-name="T2">y apellidos:</text:span> .......................................................................</text:p>
            <text:p text:style-name="P10"><text:span text:style-name="T1">E-mail</text:span>:.............................................................................................</text:p>
            <text:p text:style-name="P16"><text:span text:style-name="T1">DNI:</text:span> .................... <text:span text:style-name="T5">Cursa</text:span><text:span text:style-name="T4">:</text:span><text:span text:style-name="T8"> .....................................</text:span> <text:span text:style-name="T3">Fecha</text:span><text:span text:style-name="T1">:</text:span> .............</text:p>
            <text:p text:style-name="P10"><text:span text:style-name="T1">Firma del solicitante:</text:span><text:tab/><text:tab/><text:tab/><text:span text:style-name="T1">Firma del responsable:</text:span></text:p>
            <text:p text:style-name="P6"/>
            <text:p text:style-name="P6"/>
            <text:p text:style-name="P4">____________________________________________________</text:p>
            <text:p text:style-name="P10"><text:span text:style-name="T1">Nombre </text:span><text:span text:style-name="T2">y apellidos:</text:span> .......................................................................</text:p>
            <text:p text:style-name="P10"><text:span text:style-name="T1">E-mail</text:span>:.............................................................................................</text:p>
            <text:p text:style-name="P16"><text:span text:style-name="T1">DNI:</text:span> .................... <text:span text:style-name="T5">Cursa</text:span><text:span text:style-name="T4">:</text:span><text:span text:style-name="T8"> .....................................</text:span> <text:span text:style-name="T3">Fecha</text:span><text:span text:style-name="T1">:</text:span> .............</text:p>
            <text:p text:style-name="P10"><text:span text:style-name="T1">Firma del solicitante:</text:span><text:tab/><text:tab/><text:tab/><text:span text:style-name="T1">Firma del responsable:</text:span></text:p>
          </table:table-cell>
          <table:table-cell table:style-name="Table2.B1" office:value-type="string">
            <text:p text:style-name="P15"/>
          </table:table-cell>
          <table:table-cell table:style-name="Table2.C1" office:value-type="string">
            <text:p text:style-name="P8">IMPRESO DE PERTENENCIA A <text:span text:style-name="T6">LA ASOCIACIÓN</text:span></text:p>
            <text:p text:style-name="P12">CLUB DE ROBÓTICA-MECATRÓNICA</text:p>
            <text:p text:style-name="P14">DE LA UNIVERSIDAD AUTÓNOMA DE MADRID</text:p>
            <text:p text:style-name="P2"/>
            <text:p text:style-name="P3">Las personas cuyos datos se complementan a continuación</text:p>
            <text:p text:style-name="P3">acreditan su deseo de pertenecer al Club de Robótica-Mecatrónica.</text:p>
            <text:p text:style-name="P5">____________________________________________________</text:p>
            <text:p text:style-name="P10"><text:span text:style-name="T1">Nombre </text:span><text:span text:style-name="T2">y apellidos:</text:span> .......................................................................</text:p>
            <text:p text:style-name="P10"><text:span text:style-name="T1">E-mail</text:span>:.............................................................................................</text:p>
            <text:p text:style-name="P16"><text:span text:style-name="T1">DNI:</text:span> .................... <text:span text:style-name="T5">Cursa</text:span><text:span text:style-name="T4">:</text:span><text:span text:style-name="T8"> .....................................</text:span> <text:span text:style-name="T3">Fecha</text:span><text:span text:style-name="T1">:</text:span> .............</text:p>
            <text:p text:style-name="P10"><text:span text:style-name="T1">Firma del solicitante:</text:span><text:tab/><text:tab/><text:tab/><text:span text:style-name="T1">Firma del responsable:</text:span></text:p>
            <text:p text:style-name="P6"/>
            <text:p text:style-name="P6"/>
            <text:p text:style-name="P4">____________________________________________________</text:p>
            <text:p text:style-name="P10"><text:span text:style-name="T1">Nombre </text:span><text:span text:style-name="T2">y apellidos:</text:span> .......................................................................</text:p>
            <text:p text:style-name="P10"><text:span text:style-name="T1">E-mail</text:span>:.............................................................................................</text:p>
            <text:p text:style-name="P16"><text:span text:style-name="T1">DNI:</text:span> .................... <text:span text:style-name="T5">Cursa</text:span><text:span text:style-name="T4">:</text:span><text:span text:style-name="T8"> .....................................</text:span> <text:span text:style-name="T3">Fecha</text:span><text:span text:style-name="T1">:</text:span> .............</text:p>
            <text:p text:style-name="P10"><text:span text:style-name="T1">Firma del solicitante:</text:span><text:tab/><text:tab/><text:tab/><text:span text:style-name="T1">Firma del responsable:</text:span></text:p>
            <text:p text:style-name="P6"/>
            <text:p text:style-name="P6"/>
            <text:p text:style-name="P4">____________________________________________________</text:p>
            <text:p text:style-name="P10"><text:span text:style-name="T1">Nombre </text:span><text:span text:style-name="T2">y apellidos:</text:span> .......................................................................</text:p>
            <text:p text:style-name="P10"><text:span text:style-name="T1">E-mail</text:span>:.............................................................................................</text:p>
            <text:p text:style-name="P16"><text:span text:style-name="T1">DNI:</text:span> .................... <text:span text:style-name="T5">Cursa</text:span><text:span text:style-name="T4">:</text:span><text:span text:style-name="T8"> .....................................</text:span> <text:span text:style-name="T3">Fecha</text:span><text:span text:style-name="T1">:</text:span> .............</text:p>
            <text:p text:style-name="P10"><text:span text:style-name="T1">Firma del solicitante:</text:span><text:tab/><text:tab/><text:tab/><text:span text:style-name="T1">Firma del responsable: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DejaVu Sans" style:font-family-asian="'DejaVu Sans'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ffffff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di</meta:initial-creator>
    <meta:creation-date>2013-09-25T18:26:00</meta:creation-date>
    <dc:creator>Carlos Saura</dc:creator>
    <dc:date>2015-11-03T16:28:08.220623214</dc:date>
    <meta:print-date>2009-09-16T15:31:00</meta:print-date>
    <meta:editing-cycles>19</meta:editing-cycles>
    <meta:editing-duration>PT28M45S</meta:editing-duration>
    <meta:generator>LibreOffice/4.4.5.2$Linux_X86_64 LibreOffice_project/40$Build-2</meta:generator>
    <meta:document-statistic meta:table-count="1" meta:image-count="0" meta:object-count="0" meta:page-count="1" meta:paragraph-count="40" meta:word-count="173" meta:character-count="2729" meta:non-whitespace-character-count="2584"/>
  </office:meta>
</office:document-meta>
</file>